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16   |   <text:a xlink:type="simple" xlink:href="http://palinfo.habago.org/Entry?Command=Information_PrintForum#FORUM40404"><text:span text:style-name="T1">#</text:span></text:a></text:p>
      <text:p text:style-name="P2">動物的個別性（Animal Individuality）</text:p>
      <text:p text:style-name="P2">作者：Michael Mendl</text:p>
      <text:p text:style-name="P2">出處：《動物權與動物福利小百科》pp. 32-33</text:p>
      <text:p text:style-name="P2">譯者：陳真</text:p>
      <text:p text:style-name="P2"/>
      <text:p text:style-name="P2"/>
      <text:p text:style-name="P2">關心動物福利＊或動物權＊，其實就是關心一隻隻動物本身，這在倫理上深富意涵。比方說，我們有必要做出決定，看看是否要讓其中一些動物承受痛苦＊，以幫助我們獲取新知，俾有益於其他許多動物。</text:p>
      <text:p text:style-name="P2"/>
      <text:p text:style-name="P2">大部份跟動物一起生活、工作過或有所互動的人，對動物的個別行為特質差異都有很深的印象。科學家利用各種不同方式來衡量動物行為，發現牠們各有獨特的表現方式或「行為模式」，這就跟人所謂「個性」一樣。比方說，有些動物比其他同類更具有侵略性或更容易緊張。這意味著，如果我們以某一特定方式對待或飼養動物，牠們不見得都會有同樣的反應。這有底下幾點意義：（33）</text:p>
      <text:p text:style-name="P2"/>
      <text:p text:style-name="P2">第一，當科學家研究某一種對待動物的方式如何影響其福利時，該研究的發現或結論，也許只能適用於某些個體，而無法廣泛應用於全體。另外，也有可能正是那些具有某種「傾向於該研究結論」的特質之動物，較容易被挑選來做研究。譬如說，那些比較乖的；儘管這些行為特質並非該物種之典型特徵。這些問題，可以經由採用大量研究對象，以及事先對行為特質之差異做仔細考量，來加以克服。</text:p>
      <text:p text:style-name="P2"/>
      <text:p text:style-name="P2">第二，動物對外在環境的反應也可能變化得很快。有些個體可能很快就能適應某個特定情境，而另外一些個體卻得費很大一番工夫才能適應（見「動物福利」之「應付」）。此外，每一個體對外在環境的挑戰之適應，所採取的方式也可能大有不同。</text:p>
      <text:p text:style-name="P2"/>
      <text:p text:style-name="P2">這意思是說，如果我們評估某環境對動物福利的傷害程度，是以一種「平均值」來當指標的話，那麼，我們的結論很可能只是建立在一種根本不存在的基礎上，也就是說，也許根本沒有動物實際上會做出那樣的反應。結果，也許表面上「動物福利」好像改善了，但實際上動物卻可能覺得更不好過。</text:p>
      <text:p text:style-name="P2"/>
      <text:p text:style-name="P2">解決之道在於設計一種「高度動物福利系統」（high-welfare systems），這系統可以彈性調整，使動物能有一定範圍的選擇自由。這或許就能滿足大部份個體的不同需求和能力差異。比如說，在一個飼養環境裏，食物如果只是放在中央某個區域，那麼，比較富侵略性的個體就比較有得吃，但如果把食物分散每個角落，那些比較膽小的，就比較能安心覓食。無疑地，對動物行為個別差異之來龍去脈的深入理解，不但有助於有效改善動物福利，同時也是當今動物福利研究的重要目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